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orem ipsum dolor sit amet, consectetur adipiscing elit. Suspendisse facilisis tortor arcu, sit amet sagittis leo auctor ac. Vestibulum porta rhoncus vestibulum. Morbi varius mollis tortor ac suscipit. Etiam tempor scelerisque tortor, vitae ultrices ipsum aliquet sed. Donec blandit tempus justo, sed consectetur felis vestibulum non. Nulla tellus justo, fermentum eu dictum et, eleifend vel odio. Morbi in elementum dolor. In aliquam ex nulla, ut lacinia neque rhoncus ut. Praesent porta eget turpis id semper. Phasellus id urna feugiat, rutrum dui ut, tincidunt arcu. Ut ut risus sagittis, tincidunt massa sed, ultrices nunc. Vivamus quis vulputate elit, ut efficitur tortor. Nunc sagittis enim a tellus mattis, vitae porttitor enim porttitor.</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5T11:00:44.373061041</meta:creation-date>
    <dc:date>2024-03-28T12:13:14.281251737</dc:date>
    <meta:editing-duration>PT2M52S</meta:editing-duration>
    <meta:editing-cycles>2</meta:editing-cycles>
    <meta:generator>LibreOffice/7.6.5.2$Linux_X86_64 LibreOffice_project/38d5f62f85355c192ef5f1dd47c5c0c0c6d6598b</meta:generator>
    <meta:document-statistic meta:table-count="0" meta:image-count="0" meta:object-count="0" meta:page-count="1" meta:paragraph-count="1" meta:word-count="110" meta:character-count="745" meta:non-whitespace-character-count="636"/>
  </office:meta>
</office:document-meta>
</file>